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69fb4" officeooo:paragraph-rsid="00169fb4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C Bournemouth</text:p>
      <text:p text:style-name="P1">Arsenal</text:p>
      <text:p text:style-name="P1">Brighton &amp; Hove Albion</text:p>
      <text:p text:style-name="P1">Burnley</text:p>
      <text:p text:style-name="P1">Chelsea</text:p>
      <text:p text:style-name="P1">Crystal Palace</text:p>
      <text:p text:style-name="P1">Everton</text:p>
      <text:p text:style-name="P1">Huddersfield Town<text:line-break/>Leicester City</text:p>
      <text:p text:style-name="P1">Liverpool</text:p>
      <text:p text:style-name="P1">Manchester City</text:p>
      <text:p text:style-name="P1">Manchester United</text:p>
      <text:p text:style-name="P1">Newcastle United</text:p>
      <text:p text:style-name="P1">Southampton</text:p>
      <text:p text:style-name="P1">Stoke City</text:p>
      <text:p text:style-name="P1">Swansea City</text:p>
      <text:p text:style-name="P1">Tottenham Hotspur</text:p>
      <text:p text:style-name="P1">Watford</text:p>
      <text:p text:style-name="P1">West Bromwich Albion<text:line-break/>West Ham United</text:p>
      <text:p text:style-name="P1">Alaves</text:p>
      <text:p text:style-name="P1">Athletic Bilbao</text:p>
      <text:p text:style-name="P1">Atletico Madrid</text:p>
      <text:p text:style-name="P1">Barcelona</text:p>
      <text:p text:style-name="P1">Celta Vigoance</text:p>
      <text:p text:style-name="P1">Deportivo La Coruna</text:p>
      <text:p text:style-name="P1">Eibar</text:p>
      <text:p text:style-name="P1">Espanyol</text:p>
      <text:p text:style-name="P1">Getafe</text:p>
      <text:p text:style-name="P1">Girona<text:tab/></text:p>
      <text:p text:style-name="P1">Las Palmas</text:p>
      <text:p text:style-name="P1">Leganes</text:p>
      <text:p text:style-name="P1">Levante</text:p>
      <text:p text:style-name="P1">Málaga</text:p>
      <text:p text:style-name="P1">Real Betis</text:p>
      <text:p text:style-name="P1">Real Madrid</text:p>
      <text:p text:style-name="P1">Real Sociedad</text:p>
      <text:p text:style-name="P1">Sevilla</text:p>
      <text:p text:style-name="P1">Valencia</text:p>
      <text:p text:style-name="P1">Villarreal</text:p>
      <text:p text:style-name="P1">Argentina</text:p>
      <text:p text:style-name="P1">Australia</text:p>
      <text:p text:style-name="P1">Belgium</text:p>
      <text:p text:style-name="P1">Brazil</text:p>
      <text:p text:style-name="P1">Chile</text:p>
      <text:p text:style-name="P1">Colombia</text:p>
      <text:p text:style-name="P1">England</text:p>
      <text:p text:style-name="P1">France</text:p>
      <text:p text:style-name="P1">Germany</text:p>
      <text:p text:style-name="P1"><text:soft-page-break/>Ghana</text:p>
      <text:p text:style-name="P1">Italy</text:p>
      <text:p text:style-name="P1">Ivory Coast</text:p>
      <text:p text:style-name="P1">Mexico</text:p>
      <text:p text:style-name="P1">Netherlands</text:p>
      <text:p text:style-name="P1">Nigeria</text:p>
      <text:p text:style-name="P1">Portugal</text:p>
      <text:p text:style-name="P1">Spain</text:p>
      <text:p text:style-name="P1">United States</text:p>
      <text:p text:style-name="P1">Urugu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4:43:25.302417883</meta:creation-date>
    <dc:date>2018-03-04T14:54:23.977040886</dc:date>
    <meta:editing-duration>PT2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57" meta:word-count="87" meta:character-count="596" meta:non-whitespace-character-count="565"/>
  </office:meta>
</office:document-meta>
</file>